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331" officeooo:paragraph-rsid="000ff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6:43.558552592</meta:creation-date>
    <dc:date>2020-01-24T15:27:37.926417799</dc:date>
    <meta:editing-duration>PT5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2" meta:non-whitespace-character-count="10"/>
  </office:meta>
</office:document-meta>
</file>